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 style:list-style-name="L1">
      <style:text-properties fo:background-color="transparent"/>
    </style:style>
    <style:style style:name="P4" style:family="paragraph" style:parent-style-name="Text_20_body" style:list-style-name="L2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 style:list-style-name="L3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background-color="transparent">
        <style:background-image/>
      </style:paragraph-properties>
    </style:style>
    <style:style style:name="P7" style:family="paragraph" style:parent-style-name="Text_20_body" style:list-style-name="L3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Heading_20_1">
      <style:paragraph-properties fo:break-before="page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2" svg:x="10.209cm" svg:y="7.699cm" svg:width="10.791cm" svg:height="4.491cm" draw:z-index="0">
        <draw:image xlink:href="https://lh3.googleusercontent.com/ULXrdZtc10a9eurPBA7sCibGGtp0b5QAA9LYqRnyu6LcyZ0gShSNKui9IOmFXqajXybYQmbhuxefKsxz0zi04yGTk69H8bathjS7mNbPLihQnAGu8RU" xlink:type="simple" xlink:show="embed" xlink:actuate="onLoad"/>
      </draw:frame>
      <text:p text:style-name="P1">25 janvier 2011</text:p>
      <text:p text:style-name="Standard">David Brun</text:p>
      <text:p text:style-name="Standard">Théophile Helleboi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PI Java</text:p>
      <text:p text:style-name="P2">Réalisation d'un Gestionnaire de Téléchargement en Java</text:p>
      <text:p text:style-name="P2"/>
      <text:h text:style-name="P8" text:outline-level="1">Introduction</text:h>
      <text:p text:style-name="Text_20_body">Après une présentation des APIs disponibles sur la plateforme, un projet devait être réalisé en utilisant au mieux une grande partie de ces APIs.</text:p>
      <text:p text:style-name="Text_20_body">Nous avons choisi de réaliser un gestionnaire de téléchargement, permettant de télécharger plusieurs fichiers en parallèles et pouvant s'exécuter sur toutes les plateformes supportées par les plateformes Java.</text:p>
      <text:p text:style-name="Text_20_body">Ce gestionnaire de téléchargement a été nommé Jadoma, comme Java Downloader Manager.</text:p>
      <text:h text:style-name="Heading_20_1" text:outline-level="1">Problématique</text:h>
      <text:p text:style-name="Text_20_body">Jadoma a donc été réalisé à partir du cahier suivant :</text:p>
      <text:list xml:id="list109775745" text:style-name="L2">
        <text:list-item>
          <text:p text:style-name="P4">GUI intuitive</text:p>
        </text:list-item>
        <text:list-item>
          <text:p text:style-name="P4">Gestion des états des téléchargements : démarrer, suspendre, reprendre, arrêter</text:p>
        </text:list-item>
        <text:list-item>
          <text:p text:style-name="P4">Import de listes de téléchargements</text:p>
        </text:list-item>
        <text:list-item>
          <text:p text:style-name="P4">Planificateur de téléchargements (démarrer à N, suspendre de N à M, etc.)</text:p>
        </text:list-item>
        <text:list-item>
          <text:p text:style-name="P4">Limite de téléchargements concurrents</text:p>
        </text:list-item>
        <text:list-item>
          <text:p text:style-name="P4">Gestion du protocole HTTP</text:p>
        </text:list-item>
        <text:list-item>
          <text:p text:style-name="P4">Gestion des paramètres (dossier de destination par défaut, planificateur, etc.)</text:p>
        </text:list-item>
        <text:list-item>
          <text:p text:style-name="P4">Gestion de l’historique des téléchargements (terminés, en cours, états, etc.)</text:p>
        </text:list-item>
      </text:list>
      <text:p text:style-name="P6"/>
      <text:p text:style-name="P6">Les API Java que nous avons prévues d'utiliser sont :</text:p>
      <text:list xml:id="list820132750" text:style-name="L3">
        <text:list-item>
          <text:p text:style-name="P5">Réseau</text:p>
        </text:list-item>
        <text:list-item>
          <text:p text:style-name="P5">Accès aux fichiers</text:p>
        </text:list-item>
        <text:list-item>
          <text:p text:style-name="P5">Multi-threading</text:p>
        </text:list-item>
        <text:list-item>
          <text:p text:style-name="P5">Interfaçage graphique</text:p>
        </text:list-item>
        <text:list-item>
          <text:p text:style-name="P7">Expressions régulières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5T14:13:34</meta:creation-date>
    <dc:date>2012-01-25T14:27:16</dc:date>
    <meta:editing-duration>PT13M43S</meta:editing-duration>
    <meta:editing-cycles>4</meta:editing-cycles>
    <meta:generator>LibreOffice/3.4$Unix LibreOffice_project/340m1$Build-402</meta:generator>
    <meta:document-statistic meta:table-count="0" meta:image-count="1" meta:object-count="0" meta:page-count="2" meta:paragraph-count="25" meta:word-count="182" meta:character-count="1190" meta:non-whitespace-character-count="1046"/>
  </office:meta>
</office:document-meta>
</file>